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text-properties fo:font-size="15pt" style:font-size-asian="15pt" style:font-size-complex="15pt"/>
    </style:style>
    <style:style style:name="P2" style:family="paragraph" style:parent-style-name="Standard">
      <style:text-properties fo:font-size="15pt" style:font-size-asian="15pt" style:font-size-complex="15pt"/>
    </style:style>
    <style:style style:name="P3" style:family="paragraph" style:parent-style-name="Standard">
      <style:text-properties fo:font-size="15pt" officeooo:rsid="00116b8d" officeooo:paragraph-rsid="00116b8d" style:font-size-asian="15pt" style:font-size-complex="15pt"/>
    </style:style>
    <style:style style:name="P4" style:family="paragraph" style:parent-style-name="Standard">
      <style:text-properties fo:font-size="15pt" officeooo:rsid="00116b8d" officeooo:paragraph-rsid="0012ad03" style:font-size-asian="15pt" style:font-size-complex="15pt"/>
    </style:style>
    <style:style style:name="P5" style:family="paragraph" style:parent-style-name="Standard">
      <style:text-properties fo:font-size="15pt" officeooo:rsid="00116b8d" officeooo:paragraph-rsid="0011bf48" style:font-size-asian="15pt" style:font-size-complex="15pt"/>
    </style:style>
    <style:style style:name="P6" style:family="paragraph" style:parent-style-name="Text_20_body">
      <style:paragraph-properties fo:margin-left="0cm" fo:margin-right="0cm" fo:text-indent="0cm" style:auto-text-indent="false"/>
      <style:text-properties fo:font-size="15pt" officeooo:paragraph-rsid="0011380b" style:font-size-asian="15pt" style:font-size-complex="15pt"/>
    </style:style>
    <style:style style:name="P7" style:family="paragraph" style:parent-style-name="Standard">
      <style:text-properties fo:font-size="15pt" officeooo:rsid="001450d9" officeooo:paragraph-rsid="001450d9" style:font-size-asian="15pt" style:font-size-complex="15pt"/>
    </style:style>
    <style:style style:name="P8" style:family="paragraph" style:parent-style-name="Standard">
      <style:text-properties fo:font-size="15pt" officeooo:rsid="00161dde" officeooo:paragraph-rsid="00161dde" style:font-size-asian="15pt" style:font-size-complex="15pt"/>
    </style:style>
    <style:style style:name="P9" style:family="paragraph" style:parent-style-name="Text_20_body">
      <style:paragraph-properties fo:margin-left="0cm" fo:margin-right="0cm" fo:text-indent="0cm" style:auto-text-indent="false"/>
    </style:style>
    <style:style style:name="P10" style:family="paragraph" style:parent-style-name="Standard">
      <style:text-properties fo:color="#00a933" loext:opacity="100%" fo:font-size="15pt" fo:font-weight="bold" officeooo:rsid="001450d9" officeooo:paragraph-rsid="00161dde" style:font-size-asian="15pt" style:font-weight-asian="bold" style:font-size-complex="15pt" style:font-weight-complex="bold"/>
    </style:style>
    <style:style style:name="P11" style:family="paragraph" style:parent-style-name="Standard" style:list-style-name="L1">
      <style:text-properties fo:font-size="15pt" officeooo:rsid="001450d9" officeooo:paragraph-rsid="001450d9" style:font-size-asian="15pt" style:font-size-complex="15pt"/>
    </style:style>
    <style:style style:name="P12" style:family="paragraph" style:parent-style-name="Standard" style:list-style-name="L2">
      <style:text-properties fo:font-size="15pt" officeooo:rsid="00161dde" officeooo:paragraph-rsid="00161dde" style:font-size-asian="15pt" style:font-size-complex="15pt"/>
    </style:style>
    <style:style style:name="P13" style:family="paragraph" style:parent-style-name="Standard" style:list-style-name="L2">
      <style:text-properties fo:font-size="15pt" officeooo:rsid="00161dde" officeooo:paragraph-rsid="00161dde" fo:background-color="#ffffff" style:font-size-asian="15pt" style:font-size-complex="15pt"/>
    </style:style>
    <style:style style:name="T1" style:family="text">
      <style:text-properties fo:font-size="15pt" style:font-size-asian="15pt" style:font-size-complex="15pt"/>
    </style:style>
    <style:style style:name="T2" style:family="text">
      <style:text-properties fo:font-size="15pt" officeooo:rsid="00116b8d" style:font-size-asian="15pt" style:font-size-complex="15pt"/>
    </style:style>
    <style:style style:name="T3" style:family="text">
      <style:text-properties fo:color="#ff0000" loext:opacity="100%"/>
    </style:style>
    <style:style style:name="T4" style:family="text">
      <style:text-properties style:text-position="super 58%"/>
    </style:style>
    <style:style style:name="T5" style:family="text">
      <style:text-properties officeooo:rsid="0011bf48"/>
    </style:style>
    <style:style style:name="T6" style:family="text">
      <style:text-properties fo:color="#00a933" loext:opacity="100%" fo:font-weight="bold" officeooo:rsid="00116b8d" style:font-weight-asian="bold" style:font-weight-complex="bold"/>
    </style:style>
    <style:style style:name="T7" style:family="text">
      <style:text-properties officeooo:rsid="0012ad03"/>
    </style:style>
    <style:style style:name="T8" style:family="text">
      <style:text-properties fo:background-color="#ffff00" loext:char-shading-value="0"/>
    </style:style>
    <style:style style:name="T9" style:family="text">
      <style:text-properties fo:background-color="#eeeeee"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6.272cm" fo:text-indent="-0.635cm" fo:margin-left="6.27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6.907cm" fo:text-indent="-0.635cm" fo:margin-left="6.90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542cm" fo:text-indent="-0.635cm" fo:margin-left="7.54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8.177cm" fo:text-indent="-0.635cm" fo:margin-left="8.17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8.812cm" fo:text-indent="-0.635cm" fo:margin-left="8.8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9.447cm" fo:text-indent="-0.635cm" fo:margin-left="9.44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0.082cm" fo:text-indent="-0.635cm" fo:margin-left="10.08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717cm" fo:text-indent="-0.635cm" fo:margin-left="10.71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1.352cm" fo:text-indent="-0.635cm" fo:margin-left="11.35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987cm" fo:text-indent="-0.635cm" fo:margin-left="11.987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6.272cm" fo:text-indent="-0.635cm" fo:margin-left="6.27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6.907cm" fo:text-indent="-0.635cm" fo:margin-left="6.90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542cm" fo:text-indent="-0.635cm" fo:margin-left="7.54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8.177cm" fo:text-indent="-0.635cm" fo:margin-left="8.17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8.812cm" fo:text-indent="-0.635cm" fo:margin-left="8.8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9.447cm" fo:text-indent="-0.635cm" fo:margin-left="9.44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0.082cm" fo:text-indent="-0.635cm" fo:margin-left="10.08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717cm" fo:text-indent="-0.635cm" fo:margin-left="10.71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1.352cm" fo:text-indent="-0.635cm" fo:margin-left="11.35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987cm" fo:text-indent="-0.635cm" fo:margin-left="11.98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Strong_20_Emphasis"><text:span text:style-name="T1"><text:tab/><text:tab/></text:span></text:span><text:span text:style-name="Strong_20_Emphasis"><text:span text:style-name="T2">Projet :</text:span></text:span></text:p>
      <text:p text:style-name="P9"><text:span text:style-name="Strong_20_Emphasis"><text:span text:style-name="T1">L’entreprise XYZ est une société en pleine croissance située dans l’Est de l’Australie, avec plus de 2 millions de clients à travers le monde. Elle se spécialise dans l’achat et la vente de produits alimentaires, principalement gérés depuis le siège social. L’entreprise prévoit d’ouvrir une nouvelle succursale près du village local de Bonalbo. Ainsi, elle recherche de jeunes diplômés en informatique pour concevoir le réseau de cette nouvelle branche. Le réseau doit fonctionner séparément de celui du siège.</text:span></text:span></text:p>
      <text:p text:style-name="P1">Étant un petit réseau, l’entreprise a défini les exigences suivantes pour sa mise en œuvre :</text:p>
      <text:p text:style-name="P6">a) Utiliser un seul routeur et un seul switch (tous deux de marque CISCO). </text:p>
      <text:p text:style-name="P6">b) Trois départements doivent être créés : Administration/IT, Finance/RH et Service client/Réception.</text:p>
      <text:p text:style-name="P6">c) Chaque département doit être placé dans un VLAN distinct.</text:p>
      <text:p text:style-name="P6">d) Chaque département doit disposer d’un réseau sans fil pour ses utilisateurs. e) Les hôtes du réseau doivent obtenir automatiquement une adresse Ipv4.</text:p>
      <text:p text:style-name="P6"><text:s/>f) Les appareils de tous les départements doivent pouvoir communiquer entre eux.</text:p>
      <text:p text:style-name="P9"><text:span text:style-name="T1">On suppose que le fournisseur d’accès Internet (FAI) a attribué le réseau de base </text:span><text:span text:style-name="Strong_20_Emphasis"><text:span text:style-name="T1">192.168.1.0</text:span></text:span><text:span text:style-name="T1">. En tant que jeune ingénieur réseau recruté, vous devez concevoir et mettre en œuvre le réseau en tenant compte des exigences ci-dessus.</text:span></text:p>
      <text:p text:style-name="P2"><text:tab/><text:span text:style-name="T6">Subnetting :</text:span></text:p>
      <text:p text:style-name="P2"/>
      <text:p text:style-name="P3">adresse de base : <text:s/>192.168.1.0/24(11111111.11111111.11111111.00000000)</text:p>
      <text:p text:style-name="P3"/>
      <text:p text:style-name="P3">nbr  sous reseau : 3</text:p>
      <text:p text:style-name="P3"/>
      <text:p text:style-name="P3">2^ n ≥ 3 =&gt; n = 2.</text:p>
      <text:p text:style-name="P3"/>
      <text:p text:style-name="P4">/26 = <text:s/>11111111.11111111.11111111.<text:span text:style-name="T3">11</text:span>000000 <text:span text:style-name="T7">= <text:s/></text:span>192.168.1.<text:span text:style-name="T7">192</text:span></text:p>
      <text:p text:style-name="P3">bls : 2⁶ = 64.</text:p>
      <text:p text:style-name="P3"/>
      <text:p text:style-name="P3">1<text:span text:style-name="T4">er</text:span> reseau : <text:s/>192.168.1.0/24</text:p>
      <text:p text:style-name="P3">2eme reseau : 192.168.1.64/24</text:p>
      <text:p text:style-name="P5"><text:soft-page-break/><text:span text:style-name="T5">3</text:span>eme reseau : 192.168.1.<text:span text:style-name="T5">128</text:span>/24</text:p>
      <text:p text:style-name="P5"/>
      <text:p text:style-name="P5"/>
      <text:p text:style-name="P10">Config sur le router pour l’interVlan : </text:p>
      <text:p text:style-name="P7"><text:tab/><text:tab/></text:p>
      <text:list text:style-name="L1">
        <text:list-item>
          <text:p text:style-name="P11">créer des sous interface pour chaque vlan : int gig0/0/0.10 pour le vlan 10</text:p>
        </text:list-item>
        <text:list-item>
          <text:p text:style-name="P11">montrer au switch que ce sous interface appartient au vlan 10 : encapsulation dot1q 10</text:p>
        </text:list-item>
        <text:list-item>
          <text:p text:style-name="P11">affecter une adresse ip selon le subnetting a la sous interface.</text:p>
        </text:list-item>
      </text:list>
      <text:p text:style-name="P7"><text:tab/><text:tab/>NB : dot1q correspond au protocole IEEE 802.1Q et 10 est le numero du vlan.</text:p>
      <text:p text:style-name="P7"/>
      <text:p text:style-name="P8">Configuration du service dhcp pour les VLANs :</text:p>
      <text:list text:style-name="L2">
        <text:list-item>
          <text:p text:style-name="P12">en</text:p>
        </text:list-item>
        <text:list-item>
          <text:p text:style-name="P12">conf t</text:p>
        </text:list-item>
        <text:list-item>
          <text:p text:style-name="P12">service dhcp → activer le service</text:p>
        </text:list-item>
        <text:list-item>
          <text:p text:style-name="P12">ip dhcp pool <text:span text:style-name="T8">nom_pool</text:span> → créer une pool_pour_leVlan</text:p>
        </text:list-item>
        <text:list-item>
          <text:p text:style-name="P12">network <text:span text:style-name="T8">adresse_reseau</text:span><text:span text:style-name="T9"> </text:span><text:span text:style-name="T8">subnet_mask</text:span></text:p>
        </text:list-item>
        <text:list-item>
          <text:p text:style-name="P13">default-router ip_adresse_de_la_sous_interface_correspondant_au_vlan</text:p>
        </text:list-item>
        <text:list-item>
          <text:p text:style-name="P13">dns-server ip_adrresse_du_server</text:p>
        </text:list-item>
        <text:list-item>
          <text:p text:style-name="P13">domain-name <text:s/>nom_domain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2T18:25:55.019456330</meta:creation-date>
    <dc:date>2026-02-23T16:51:23.659015888</dc:date>
    <meta:editing-duration>PT41M20S</meta:editing-duration>
    <meta:editing-cycles>6</meta:editing-cycles>
    <meta:generator>LibreOffice/24.2.7.2$Linux_X86_64 LibreOffice_project/420$Build-2</meta:generator>
    <meta:document-statistic meta:table-count="0" meta:image-count="0" meta:object-count="0" meta:page-count="2" meta:paragraph-count="33" meta:word-count="354" meta:character-count="2243" meta:non-whitespace-character-count="1917"/>
  </office:meta>
</office:document-meta>
</file>